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4.4cm" svg:x="2.4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4.4cm" svg:x="12.4cm" svg:y="7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cm" svg:y1="14.3cm" svg:x2="3.3cm" svg:y2="11.2cm">
          <text:p/>
        </draw:line>
        <draw:line draw:style-name="gr2" draw:text-style-name="P1" draw:layer="layout" svg:x1="4.8cm" svg:y1="14.301cm" svg:x2="4.8cm" svg:y2="11.201cm">
          <text:p/>
        </draw:line>
        <draw:frame draw:style-name="gr3" draw:layer="layout" svg:width="1.455cm" svg:height="0.962cm" svg:x="2.4cm" svg:y="14.4cm">
          <draw:text-box>
            <text:p>vcc</text:p>
          </draw:text-box>
        </draw:frame>
        <draw:frame draw:style-name="gr3" draw:layer="layout" svg:width="1.912cm" svg:height="0.962cm" svg:x="3.8cm" svg:y="14.338cm">
          <draw:text-box>
            <text:p>GND</text:p>
          </draw:text-box>
        </draw:frame>
        <draw:line draw:style-name="gr2" draw:text-style-name="P1" draw:layer="layout" svg:x1="13.3cm" svg:y1="14.3cm" svg:x2="13.3cm" svg:y2="11.2cm">
          <text:p/>
        </draw:line>
        <draw:line draw:style-name="gr2" draw:text-style-name="P1" draw:layer="layout" svg:x1="14.8cm" svg:y1="14.301cm" svg:x2="14.8cm" svg:y2="11.201cm">
          <text:p/>
        </draw:line>
        <draw:frame draw:style-name="gr3" draw:layer="layout" svg:width="1.455cm" svg:height="0.962cm" svg:x="12.4cm" svg:y="14.4cm">
          <draw:text-box>
            <text:p>vcc</text:p>
          </draw:text-box>
        </draw:frame>
        <draw:frame draw:style-name="gr3" draw:layer="layout" svg:width="1.912cm" svg:height="0.962cm" svg:x="13.8cm" svg:y="14.338cm">
          <draw:text-box>
            <text:p>GND</text:p>
          </draw:text-box>
        </draw:frame>
        <draw:line draw:style-name="gr2" draw:text-style-name="P1" draw:layer="layout" svg:x1="9cm" svg:y1="7.9cm" svg:x2="12.6cm" svg:y2="7.9cm">
          <text:p/>
        </draw:line>
        <draw:frame draw:style-name="gr3" draw:layer="layout" svg:width="2.085cm" svg:height="0.962cm" svg:x="9.415cm" svg:y="7.138cm">
          <draw:text-box>
            <text:p>Clock</text:p>
          </draw:text-box>
        </draw:frame>
        <draw:line draw:style-name="gr2" draw:text-style-name="P1" draw:layer="layout" svg:x1="9cm" svg:y1="8.6cm" svg:x2="12.6cm" svg:y2="8.6cm">
          <text:p/>
        </draw:line>
        <draw:frame draw:style-name="gr3" draw:layer="layout" svg:width="1.45cm" svg:height="0.962cm" svg:x="9.415cm" svg:y="7.838cm">
          <draw:text-box>
            <text:p>Din</text:p>
          </draw:text-box>
        </draw:frame>
        <draw:line draw:style-name="gr2" draw:text-style-name="P1" draw:layer="layout" svg:x1="18.9cm" svg:y1="7.9cm" svg:x2="22.5cm" svg:y2="7.9cm">
          <text:p/>
        </draw:line>
        <draw:frame draw:style-name="gr3" draw:layer="layout" svg:width="1.311cm" svg:height="0.962cm" svg:x="19.315cm" svg:y="7.138cm">
          <draw:text-box>
            <text:p>Do</text:p>
          </draw:text-box>
        </draw:frame>
        <draw:line draw:style-name="gr2" draw:text-style-name="P1" draw:layer="layout" svg:x1="17.7cm" svg:y1="14.302cm" svg:x2="17.7cm" svg:y2="11.202cm">
          <text:p/>
        </draw:line>
        <draw:frame draw:style-name="gr3" draw:layer="layout" svg:width="1.383cm" svg:height="0.962cm" svg:x="17cm" svg:y="14.339cm">
          <draw:text-box>
            <text:p>C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23:43:21.849179184</meta:creation-date>
    <dc:date>2017-09-24T23:58:41.567014446</dc:date>
    <meta:editing-duration>P0D</meta:editing-duration>
    <meta:editing-cycles>1</meta:editing-cycles>
    <meta:document-statistic meta:object-count="18"/>
    <meta:generator>LibreOffice/4.2.8.2$Linux_X86_64 LibreOffice_project/420m0$Build-2</meta:generator>
  </office:meta>
</office:document-meta>
</file>